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CC00000613ACEE84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2.007cm" fo:margin-right="0cm" fo:text-indent="0cm" style:auto-text-indent="false" style:page-number="auto"/>
    </style:style>
    <style:style style:name="P2" style:family="paragraph" style:parent-style-name="Standard">
      <style:paragraph-properties fo:margin-left="-2.007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><draw:frame draw:style-name="fr1" draw:name="graphics1" text:anchor-type="paragraph" svg:x="0cm" svg:y="0.122cm" svg:width="31.708cm" svg:height="17.838cm" draw:z-index="0"><draw:image xlink:href="Pictures/1000020100000ACC00000613ACEE84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.011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10:13:49.951018373</meta:creation-date>
    <dc:date>2014-07-06T10:20:47.762134933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2.3$Linux_X86_64 LibreOffice_project/410m0$Build-3</meta:generator>
  </office:meta>
</office:document-meta>
</file>